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13cm" fo:min-width="13.47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6.989cm" fo:min-width="12.2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919cm" fo:min-width="4.08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648cm" fo:min-width="0.669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0.648cm" fo:min-width="0.669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48cm" fo:min-width="4.785cm" fo:wrap-option="no-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749cm" fo:min-width="2.499cm" fo:wrap-option="no-wrap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925cm" fo:min-width="6.23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66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66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763cm" svg:x="4.048cm" svg:y="9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7.239cm" svg:x="4.81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77cm" svg:height="1.651cm" svg:x="7.985cm" svg:y="8.62cm">
          <text:p text:style-name="P1">DEFAULT</text:p>
          <text:p text:style-name="P1">(e.g. snooz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1.27cm" svg:x="17.637cm" svg:y="10.906cm">
          <text:p text:style-name="P4"><text:span text:style-name="T1">ap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1.27cm" svg:x="17.637cm" svg:y="13.319cm">
          <text:p text:style-name="P1"><text:span text:style-name="T1">ap</text:span><text:span text:style-name="T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1.27cm" svg:x="17.637cm" svg:y="15.859cm">
          <text:p text:style-name="P1"><text:span text:style-name="T1">ap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51cm" svg:height="1.27cm" svg:x="3.032cm" svg:y="13.065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762cm" svg:height="0.635cm" svg:x="3.667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5.285cm" svg:height="3.798cm" draw:transform="skewX (-0.00506145483078355) rotate (-0.00506145483078437) translate (12.987cm 2.905cm)">
          <text:p text:style-name="P1">Expose to apps</text:p>
          <text:p text:style-name="P1">or reserve for</text:p>
          <text:p text:style-name="P1">clock function</text:p>
          <text:p text:style-name="P1">only?</text:p>
          <draw:enhanced-geometry svg:viewBox="0 0 21600 21600" draw:mirror-horizontal="false" draw:mirror-vertical="false" draw:type="line-callout-2" draw:modifiers="-9843.81384790011 33437.6414846012 -3600 4000 -1021.56640181612 3155.5672545406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8" draw:layer="layout" svg:width="2.999cm" svg:height="2.999cm" svg:x="5.696cm" svg:y="22.717cm">
          <text:p text:style-name="P1">Backlight</text:p>
          <text:p text:style-name="P1">force off?</text:p>
          <draw:enhanced-geometry svg:viewBox="0 0 21600 21600" draw:mirror-horizontal="false" draw:type="line-callout-2" draw:modifiers="-12772.8 -41140.8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8" draw:layer="layout" svg:width="6.734cm" svg:height="3.175cm" svg:x="4.426cm" svg:y="1.889cm">
          <text:p text:style-name="P1">Kill foreground app</text:p>
          <text:p text:style-name="P1">(unless it registers an</text:p>
          <text:p text:style-name="P1">ongoing process?)</text:p>
          <draw:enhanced-geometry svg:viewBox="0 0 21600 21600" draw:mirror-horizontal="false" draw:type="line-callout-2" draw:modifiers="-3248.81959910913 78606.0453400504 -3600 4000 -804.988864142539 3774.559193954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nald McCollam</meta:initial-creator>
    <meta:creation-date>2016-06-26T15:21:30.141146714</meta:creation-date>
    <dc:date>2016-06-26T15:30:43.619578558</dc:date>
    <dc:creator>Ronald McCollam</dc:creator>
    <meta:editing-duration>PT9M14S</meta:editing-duration>
    <meta:editing-cycles>1</meta:editing-cycles>
    <meta:document-statistic meta:object-count="11"/>
    <meta:generator>LibreOffice/5.1.3.2$Linux_X86_64 LibreOffice_project/10m0$Build-2</meta:generator>
  </office:meta>
</office:document-meta>
</file>